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8b0" officeooo:paragraph-rsid="0019c8b0"/>
    </style:style>
    <style:style style:name="P2" style:family="paragraph" style:parent-style-name="Standard">
      <style:text-properties officeooo:rsid="0019c8b0" officeooo:paragraph-rsid="0019dadf"/>
    </style:style>
    <style:style style:name="P3" style:family="paragraph" style:parent-style-name="Standard">
      <style:text-properties officeooo:rsid="001b536d" officeooo:paragraph-rsid="001b536d"/>
    </style:style>
    <style:style style:name="T1" style:family="text">
      <style:text-properties officeooo:rsid="0019dadf"/>
    </style:style>
    <style:style style:name="T2" style:family="text">
      <style:text-properties officeooo:rsid="001b536d"/>
    </style:style>
    <style:style style:name="T3" style:family="text">
      <style:text-properties officeooo:rsid="001cd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program to implement unrestricted simplex protocol. Write both sender and receiver side programs. Add header files, if necessary.</text:p>
      <text:p text:style-name="P1"/>
      <text:p text:style-name="P3">2. Write program to simulate stop and wait protocol. </text:p>
      <text:p text:style-name="P1"/>
      <text:p text:style-name="P1"><text:span text:style-name="T2">3</text:span>. Write <text:s/>program where the receiver checks for error in data using single bit parity.</text:p>
      <text:p text:style-name="P1"/>
      <text:p text:style-name="P1"><text:span text:style-name="T2">4</text:span>. Write program to check data correctness using checksum, <text:span text:style-name="T3">cyclic redundancy check (CRC) </text:span>.</text:p>
      <text:p text:style-name="P1"/>
      <text:p text:style-name="P1"><text:span text:style-name="T2">5</text:span>. Write program where the reciever checks data correctness using block parity method.</text:p>
      <text:p text:style-name="P1"/>
      <text:p text:style-name="P2"><text:span text:style-name="T2">6</text:span>. <text:span text:style-name="T1">Write reciever, sender programs to check errors using hamming code.</text:span></text:p>
      <text:p text:style-name="P2"/>
      <text:p text:style-name="P2"><text:span text:style-name="T2">7. Write separate programs where sender implement bit stuffing and byte stuffing and appropriate destuff at receiver end. 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8:47:00.008641831</meta:creation-date>
    <dc:date>2018-02-02T09:21:50.040380047</dc:date>
    <meta:editing-duration>PT14M16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7" meta:word-count="100" meta:character-count="647" meta:non-whitespace-character-count="549"/>
  </office:meta>
</office:document-meta>
</file>